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countDisabledException.AccountDisab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isabledException.AccountDisabled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